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belVersionSelector.LabelVersionSelector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VersionSelec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belVersionSelector.selectByLabel( VersionHistory history , String lab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belVersionSelector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VersionSelector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VersionSelector.select( VersionHistory versionHis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